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" style:family="paragraph" style:parent-style-name="Heading_20_3">
      <style:paragraph-properties fo:margin-left="0in" fo:margin-right="0in" fo:line-height="125%" fo:orphans="2" fo:widows="2" fo:text-indent="0in" style:auto-text-indent="false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be412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style:font-name="var fontStack-monospace" fo:font-size="9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c9211e" loext:opacity="100%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c9211e" loext:opacity="100%" style:font-name="var fontStack-monospace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1ab82a"/>
    </style:style>
    <style:style style:name="T9" style:family="text">
      <style:text-properties fo:font-variant="normal" fo:text-transform="none" fo:color="#000000" loext:opacity="100%" style:font-name="var fontStack-monospace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loext:opacity="100%" style:font-name="var fontStack-monospace" fo:font-size="9.75pt" fo:letter-spacing="normal" fo:font-style="normal" fo:font-weight="normal" officeooo:rsid="001ab82a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-connection-termination" text:anchor-type="page" text:anchor-page-number="1" svg:x="-0.2917in" svg:y="0in" svg:width="0.2917in" draw:z-index="3">
        <draw:text-box fo:min-height="0.2917in">
          <text:p text:style-name="P4"/>
        </draw:text-box>
      </draw:frame>
      <draw:frame draw:style-name="fr1" draw:name="user-content-2-connection-maintenance" text:anchor-type="page" text:anchor-page-number="1" svg:x="-0.2917in" svg:y="0in" svg:width="0.2917in" draw:z-index="2">
        <draw:text-box fo:min-height="0.2917in">
          <text:p text:style-name="P4"/>
        </draw:text-box>
      </draw:frame>
      <draw:frame draw:style-name="fr1" draw:name="user-content-1-connection-initialization" text:anchor-type="page" text:anchor-page-number="1" svg:x="-0.2917in" svg:y="0in" svg:width="0.2917in" draw:z-index="1">
        <draw:text-box fo:min-height="0.2917in">
          <text:p text:style-name="P4"/>
        </draw:text-box>
      </draw:frame>
      <draw:frame draw:style-name="fr1" draw:name="user-content-connection-initialization-connection-maintenance-and-connection-termination" text:anchor-type="page" text:anchor-page-number="1" svg:x="-0.2917in" svg:y="0in" svg:width="0.2917in" draw:z-index="0">
        <draw:text-box fo:min-height="0.2917in">
          <text:p text:style-name="P4"/>
        </draw:text-box>
      </draw:frame>
      <text:h text:style-name="P1" text:outline-level="2">connection initialization, connection maintenance, and connection termination.</text:h>
      <text:h text:style-name="P2" text:outline-level="3"><text:span text:style-name="T7">1. </text:span><text:span text:style-name="Strong_20_Emphasis"><text:span text:style-name="T7">Connection Initialization</text:span></text:span></text:h>
      <text:p text:style-name="P5"><text:span text:style-name="T7">This is the process where a TCP connection is established between a client and a server. It involves a handshake procedure known as the </text:span><text:span text:style-name="Strong_20_Emphasis"><text:span text:style-name="T7">three-way handshake</text:span></text:span><text:span text:style-name="T7">.</text:span></text:p>
      <text:p text:style-name="P5"><text:span text:style-name="Strong_20_Emphasis"><text:span text:style-name="T7">Packets Involved:</text:span></text:span></text:p>
      <text:list text:style-name="L1">
        <text:list-item>
          <text:p text:style-name="P7"><text:span text:style-name="Strong_20_Emphasis"><text:span text:style-name="T7">SYN Packet</text:span></text:span><text:span text:style-name="T7">: The client (my computer </text:span><text:span text:style-name="T8">192.168.1.103</text:span><text:span text:style-name="T7">) initiates the connection by sending a SYN packet to the server(20.</text:span><text:span text:style-name="T8">189</text:span><text:span text:style-name="T7">.</text:span><text:span text:style-name="T8">172</text:span><text:span text:style-name="T7">.</text:span><text:span text:style-name="T8">32</text:span><text:span text:style-name="T7"> which microsoft visual studio server for temporary hosting my webserver). This packet has the SYN flag set.</text:span></text:p>
          <text:list>
            <text:list-item>
              <text:p text:style-name="P6"><text:span text:style-name="Source_20_Text"><text:span text:style-name="T9">50944 → 443 [SYN] Seq=0 Win=64240 Len=0 MSS=1460 SACK_PERM TSval=2148248622 TSecr=0 WS=</text:span></text:span><text:span text:style-name="Source_20_Text"><text:span text:style-name="T10">256</text:span></text:span></text:p>
            </text:list-item>
          </text:list>
        </text:list-item>
        <text:list-item>
          <text:p text:style-name="P7"><text:span text:style-name="Strong_20_Emphasis"><text:span text:style-name="T7">SYN-ACK Packet</text:span></text:span><text:span text:style-name="T7">: The server responds with a SYN-ACK packet, acknowledging the SYN request and sending its own SYN to the client.</text:span></text:p>
          <text:list>
            <text:list-item>
              <text:p text:style-name="P6"><text:span text:style-name="Source_20_Text"><text:span text:style-name="T9">443 -&gt; 50944 [SYN, ACK] Seq=0 Ack=1 Win=65535 Len=0 MSS=1440 WS=256 SACK_PERM TSval=907484393</text:span></text:span></text:p>
            </text:list-item>
          </text:list>
        </text:list-item>
        <text:list-item>
          <text:p text:style-name="P7"><text:span text:style-name="Strong_20_Emphasis"><text:span text:style-name="T7">ACK Packet</text:span></text:span><text:span text:style-name="T7">: The client acknowledges the server’s response with an ACK packet.</text:span></text:p>
          <text:list>
            <text:list-item>
              <text:p text:style-name="P6"><text:span text:style-name="Source_20_Text"><text:span text:style-name="T9">50944 → 443 [ACK] Seq=1 Ack=1 Win=64256 Len=0 TSval=2148248906 TSecr=907484393</text:span></text:span></text:p>
            </text:list-item>
          </text:list>
        </text:list-item>
      </text:list>
      <text:h text:style-name="P2" text:outline-level="3"><text:span text:style-name="T7">2. </text:span><text:span text:style-name="Strong_20_Emphasis"><text:span text:style-name="T7">Connection Maintenance</text:span></text:span></text:h>
      <text:p text:style-name="P12">Once the connection is established, data can be transferred between the client and server. This phase includes sending and receiving data packets, maintaining the connection’s state.</text:p>
      <text:p text:style-name="P5"><text:span text:style-name="Strong_20_Emphasis"><text:span text:style-name="T7">Packets Involved:</text:span></text:span></text:p>
      <text:list text:style-name="L2">
        <text:list-item>
          <text:p text:style-name="P8"><text:span text:style-name="Strong_20_Emphasis"><text:span text:style-name="T7">TLS Handshake Messages</text:span></text:span><text:span text:style-name="T7">: During this phase, encrypted communication is established using TLS/SSL. Messages include </text:span><text:span text:style-name="Source_20_Text"><text:span text:style-name="T9">Client Hello</text:span></text:span><text:span text:style-name="T7">, </text:span><text:span text:style-name="Source_20_Text"><text:span text:style-name="T9">Server Hello</text:span></text:span><text:span text:style-name="T7">, and other TLS handshake messages.</text:span></text:p>
          <text:list>
            <text:list-item>
              <text:p text:style-name="P8"><text:span text:style-name="Source_20_Text"><text:span text:style-name="T9">Client Hello to dc.services.visualstudio.com)</text:span></text:span></text:p>
            </text:list-item>
          </text:list>
        </text:list-item>
        <text:list-item>
          <text:p text:style-name="P8"><text:span text:style-name="Source_20_Text"><text:span text:style-name="T9">443 -&gt; 50944 server sends acknowledgemet</text:span></text:span></text:p>
          <text:list>
            <text:list-item>
              <text:p text:style-name="P8"><text:span text:style-name="Source_20_Text"><text:span text:style-name="T9">Server Hello to client my computer</text:span></text:span></text:p>
            </text:list-item>
            <text:list-item>
              <text:p text:style-name="P8"><text:span text:style-name="Source_20_Text"><text:span text:style-name="T9">Change Cipher Spec</text:span></text:span></text:p>
            </text:list-item>
            <text:list-item>
              <text:p text:style-name="P8"><text:span text:style-name="Source_20_Text"><text:span text:style-name="T9">Finished</text:span></text:span><text:span text:style-name="T7"> The protocol inside TLS running is HTTP for my webserver.</text:span></text:p>
            </text:list-item>
          </text:list>
        </text:list-item>
        <text:list-item>
          <text:p text:style-name="P8"><text:span text:style-name="Strong_20_Emphasis"><text:span text:style-name="T7">Application Data</text:span></text:span><text:span text:style-name="T7">: This phase contains the actual data being transferred once after TLS maintainance is finished, marked as </text:span><text:span text:style-name="Source_20_Text"><text:span text:style-name="T9">Application Data</text:span></text:span><text:span text:style-name="T7"> Here:</text:span></text:p>
          <text:list>
            <text:list-item>
              <text:p text:style-name="P8"><text:span text:style-name="Source_20_Text"><text:span text:style-name="T9">443 → 50944 [PSH, ACK] Seq=4384 Ack=844 Win=4194560 Len=124 </text:span></text:span><text:span text:style-name="T7"> meaning that server sends acknownledgement and instruction to send the data immediately.</text:span></text:p>
            </text:list-item>
            <text:list-item>
              <text:p text:style-name="P9"><text:span text:style-name="Source_20_Text"><text:span text:style-name="T9">50944 -&gt;443 [ACK] Seq=844 Ack=4508 Win=64128 Len=0</text:span></text:span><text:span text:style-name="T7"> The Client sends acknowledgement in respond that i got you now i will send you data. And here </text:span><text:soft-page-break/><text:span text:style-name="T7">in case i am uploading file so it goes from my ip to server i.e. </text:span><text:span text:style-name="T8">192.168.1.103</text:span><text:span text:style-name="T7"> to 20.</text:span><text:span text:style-name="T8">189</text:span><text:span text:style-name="T7">.</text:span><text:span text:style-name="T8">172</text:span><text:span text:style-name="T7">.</text:span><text:span text:style-name="T8">32</text:span><text:span text:style-name="T7"> in form of application data. Since, the server actually is running into my computer 127.0.0.1(server ip) at port 5000 it comes back to my computer which was stored the data </text:span><text:span text:style-name="Source_20_Text"><text:span text:style-name="T9">here in my case is png file</text:span></text:span><text:span text:style-name="T7"> i uploaded to the server.</text:span></text:p>
            </text:list-item>
          </text:list>
        </text:list-item>
      </text:list>
      <text:h text:style-name="P2" text:outline-level="3"><text:span text:style-name="T7">3. </text:span><text:span text:style-name="Strong_20_Emphasis"><text:span text:style-name="T7">Connection Termination</text:span></text:span></text:h>
      <text:p text:style-name="P5"><text:span text:style-name="T7">When the data transfer is complete, the connection is closed gracefully using a termination procedure known as the </text:span><text:span text:style-name="Strong_20_Emphasis"><text:span text:style-name="T7">four-way handshake</text:span></text:span><text:span text:style-name="T7">.</text:span></text:p>
      <text:p text:style-name="P5"><text:span text:style-name="Strong_20_Emphasis"><text:span text:style-name="T7">Packets Involved:</text:span></text:span></text:p>
      <text:list text:style-name="L3">
        <text:list-item>
          <text:p text:style-name="P11"><text:span text:style-name="Strong_20_Emphasis"><text:span text:style-name="T7">FIN Packet</text:span></text:span><text:span text:style-name="T7">: One side initiates the connection termination by sending a FIN (Finish) packet.</text:span></text:p>
          <text:list>
            <text:list-item>
              <text:p text:style-name="P10"><text:span text:style-name="Source_20_Text"><text:span text:style-name="T9">50944-&gt; 443 [FIN, ACK] Seq=1517 Ack=5064 Win=64128 Len=0</text:span></text:span></text:p>
            </text:list-item>
          </text:list>
        </text:list-item>
        <text:list-item>
          <text:p text:style-name="P11"><text:span text:style-name="Strong_20_Emphasis"><text:span text:style-name="T7">ACK Packet</text:span></text:span><text:span text:style-name="T7">: The other side acknowledges the FIN packet with an ACK.</text:span></text:p>
          <text:list>
            <text:list-item>
              <text:p text:style-name="P10"><text:span text:style-name="Source_20_Text"><text:span text:style-name="T9">443 → 50944 [ACK] Seq=5064 Ack=1518 Win=4195328 Len=0</text:span></text:span></text:p>
            </text:list-item>
          </text:list>
        </text:list-item>
        <text:list-item>
          <text:p text:style-name="P11"><text:span text:style-name="Strong_20_Emphasis"><text:span text:style-name="T7">FIN Packet</text:span></text:span><text:span text:style-name="T7">: The other side sends its own FIN packet to complete the termination process.</text:span></text:p>
          <text:list>
            <text:list-item>
              <text:p text:style-name="P10"><text:span text:style-name="Source_20_Text"><text:span text:style-name="T9">443 → 50944 [FIN, ACK] Seq=5064 Ack=1518 Win=4195328 Len=0</text:span></text:span></text:p>
            </text:list-item>
          </text:list>
        </text:list-item>
        <text:list-item>
          <text:p text:style-name="P11"><text:span text:style-name="Strong_20_Emphasis"><text:span text:style-name="T7">ACK Packet</text:span></text:span><text:span text:style-name="T7">: The initial side acknowledges the final FIN packet.</text:span></text:p>
          <text:list>
            <text:list-item>
              <text:p text:style-name="P10"><text:span text:style-name="Source_20_Text"><text:span text:style-name="T9">50944 → 443 [ACK] Seq=1517 Ack=5064 Win=64128 Len=0</text:span></text:span></text:p>
            </text:list-item>
          </text:list>
        </text:list-item>
      </text:list>
      <text:p text:style-name="P13">The above last 2 packets would have there here i stoped capturing before wireshark could capture all the termination packet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4:37:32.046000000</meta:creation-date>
    <dc:date>2024-08-01T14:47:36.119000000</dc:date>
    <meta:editing-duration>PT10M4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34" meta:word-count="504" meta:character-count="3193" meta:non-whitespace-character-count="2745"/>
  </office:meta>
</office:document-meta>
</file>